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ebc" officeooo:paragraph-rsid="001d6ebc"/>
    </style:style>
    <style:style style:name="P2" style:family="paragraph" style:parent-style-name="Standard">
      <style:text-properties style:font-name="Liberation Sans" fo:font-size="14pt" officeooo:rsid="001d6ebc" officeooo:paragraph-rsid="001d6eb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d6ebc" officeooo:paragraph-rsid="001d6eb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3pt" fo:font-weight="bold" officeooo:rsid="001d6ebc" officeooo:paragraph-rsid="001d6ebc" style:font-size-asian="13pt" style:font-weight-asian="bold" style:font-size-complex="13pt" style:font-weight-complex="bold"/>
    </style:style>
    <style:style style:name="P5" style:family="paragraph" style:parent-style-name="Standard">
      <style:text-properties fo:font-weight="bold" officeooo:paragraph-rsid="001d6ebc" style:font-weight-asian="bold" style:font-weight-complex="bold"/>
    </style:style>
    <style:style style:name="P6" style:family="paragraph" style:parent-style-name="Standard">
      <style:text-properties fo:font-weight="bold" officeooo:rsid="001d6ebc" officeooo:paragraph-rsid="001d6ebc" style:font-weight-asian="bold" style:font-weight-complex="bold"/>
    </style:style>
    <style:style style:name="P7" style:family="paragraph" style:parent-style-name="Standard">
      <style:text-properties fo:font-weight="normal" officeooo:rsid="001d6ebc" officeooo:paragraph-rsid="001d6ebc" style:font-weight-asian="normal" style:font-weight-complex="normal"/>
    </style:style>
    <style:style style:name="P8" style:family="paragraph" style:parent-style-name="Standard">
      <style:text-properties fo:font-weight="normal" officeooo:rsid="001d6ebc" officeooo:paragraph-rsid="001e7840" style:font-weight-asian="normal" style:font-weight-complex="normal"/>
    </style:style>
    <style:style style:name="P9" style:family="paragraph" style:parent-style-name="Standard">
      <style:text-properties fo:font-size="14pt" fo:font-weight="normal" officeooo:rsid="001e7840" officeooo:paragraph-rsid="002008e1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bold" officeooo:rsid="001e7840" officeooo:paragraph-rsid="002008e1" style:font-size-asian="12.25pt" style:font-weight-asian="bold" style:font-size-complex="14pt" style:font-weight-complex="bold"/>
    </style:style>
    <style:style style:name="P11" style:family="paragraph" style:parent-style-name="Standard">
      <style:text-properties officeooo:paragraph-rsid="002008e1"/>
    </style:style>
    <style:style style:name="P12" style:family="paragraph" style:parent-style-name="Text_20_body">
      <style:text-properties officeooo:paragraph-rsid="002008e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officeooo:rsid="001d6ebc" style:font-size-asian="14pt" style:font-size-complex="14pt"/>
    </style:style>
    <style:style style:name="T4" style:family="text">
      <style:text-properties style:font-name="Liberation Sans" fo:font-size="14pt" officeooo:rsid="001e7840" style:font-size-asian="14pt" style:font-size-complex="14pt"/>
    </style:style>
    <style:style style:name="T5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" fo:font-size="14pt" fo:font-weight="bold" officeooo:rsid="001e7840" style:font-size-asian="14pt" style:font-weight-asian="bold" style:font-size-complex="14pt" style:font-weight-complex="bold"/>
    </style:style>
    <style:style style:name="T7" style:family="text">
      <style:text-properties style:font-name="Liberation Sans" fo:font-size="14pt" fo:font-weight="normal" officeooo:rsid="00213f92" style:font-size-asian="14pt" style:font-weight-asian="normal" style:font-size-complex="14pt" style:font-weight-complex="normal"/>
    </style:style>
    <style:style style:name="T8" style:family="text">
      <style:text-properties style:font-name="Liberation Sans" fo:font-size="14pt" fo:font-weight="normal" officeooo:rsid="001e7840" style:font-size-asian="14pt" style:font-weight-asian="normal" style:font-size-complex="14pt" style:font-weight-complex="normal"/>
    </style:style>
    <style:style style:name="T9" style:family="text">
      <style:text-properties style:font-name="Liberation Sans" fo:font-size="14pt" fo:font-weight="normal" officeooo:rsid="00213f92" style:font-size-asian="12.25pt" style:font-weight-asian="normal" style:font-size-complex="14pt" style:font-weight-complex="normal"/>
    </style:style>
    <style:style style:name="T10" style:family="text">
      <style:text-properties style:font-name="Liberation Sans" fo:font-size="14pt" fo:font-weight="normal" officeooo:rsid="001e7840" style:font-size-asian="12.25pt" style:font-weight-asian="normal" style:font-size-complex="14pt" style:font-weight-complex="normal"/>
    </style:style>
    <style:style style:name="T11" style:family="text">
      <style:text-properties style:font-name="Liberation Sans" fo:font-size="14pt" officeooo:rsid="001e7840" style:font-size-asian="12.25pt" style:font-size-complex="14pt"/>
    </style:style>
    <style:style style:name="T12" style:family="text">
      <style:text-properties style:font-name="Liberation Sans" fo:font-weight="bold" style:font-weight-asian="bold" style:font-weight-complex="bold"/>
    </style:style>
    <style:style style:name="T13" style:family="text">
      <style:text-properties style:font-name="Liberation Sans" fo:font-weight="normal" officeooo:rsid="00213f92" style:font-weight-asian="normal" style:font-weight-complex="normal"/>
    </style:style>
    <style:style style:name="T14" style:family="text">
      <style:text-properties style:font-name="Liberation Sans" fo:font-weight="normal" officeooo:rsid="001e7840" style:font-weight-asian="normal" style:font-weight-complex="normal"/>
    </style:style>
    <style:style style:name="T15" style:family="text">
      <style:text-properties style:font-name="Liberation Sans" officeooo:rsid="001e784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008e1" style:font-weight-asian="bold" style:font-weight-complex="bold"/>
    </style:style>
    <style:style style:name="T18" style:family="text">
      <style:text-properties officeooo:rsid="002008e1"/>
    </style:style>
    <style:style style:name="T19" style:family="text">
      <style:text-properties fo:font-size="14pt" fo:font-weight="normal" officeooo:rsid="001e784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213f92" style:font-size-asian="12.25pt" style:font-weight-asian="normal" style:font-size-complex="14pt" style:font-weight-complex="normal"/>
    </style:style>
    <style:style style:name="T21" style:family="text">
      <style:text-properties fo:font-size="14pt" fo:font-weight="bold" officeooo:rsid="001e7840" style:font-size-asian="12.25pt" style:font-weight-asian="bold" style:font-size-complex="14pt" style:font-weight-complex="bold"/>
    </style:style>
    <style:style style:name="T22" style:family="text">
      <style:text-properties fo:font-size="14pt" officeooo:rsid="001e7840" style:font-size-asian="12.25pt" style:font-size-complex="14pt"/>
    </style:style>
    <style:style style:name="T23" style:family="text">
      <style:text-properties officeooo:rsid="00213f9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ipulando APIS</text:p>
      <text:p text:style-name="P2"/>
      <text:p text:style-name="P2">1 – Devo colocar no body o script que me permite trabalhar com os axios. É o mesmo pensamento que fazemos quando queremos adicionar um ion-icon no nosso código (antes devemos adicionar um script). O script para trtabalhar com o axios é:</text:p>
      <text:p text:style-name="P2"><text:tab/></text:p>
      <text:p text:style-name="P4">&lt;script src="https://cdn.jsdelivr.net/npm/axios/dist/axios.min.js"&gt;&lt;/script&gt;</text:p>
      <text:p text:style-name="P2"><text:tab/></text:p>
      <text:p text:style-name="P2">Atenção: devemos colocar esse script antes do link do nosso arquivo script.js.</text:p>
      <text:p text:style-name="P2"/>
      <text:p text:style-name="P2">2 – Após isso, vamos para o nosso script e pedimos os dados para nossa API através do axios, dessa forma:</text:p>
      <text:p text:style-name="P5"><text:span text:style-name="T3">axios(“link_da_API) ou axios.get(“link_da_API);</text:span></text:p>
      <text:p text:style-name="P1"><text:span text:style-name="T2">Esse cimando nos retorna uma promessa de que os dados estão sendo buscados. Logo:</text:span></text:p>
      <text:p text:style-name="P1"><text:span text:style-name="T5">Let promise = axios(“link_da_API”)</text:span></text:p>
      <text:p text:style-name="P1"><text:span text:style-name="T5">promise.then(respostaDoServidor)</text:span></text:p>
      <text:p text:style-name="P7"><text:span text:style-name="T2"/></text:p>
      <text:p text:style-name="P8"><text:span text:style-name="T2">O </text:span><text:span text:style-name="T5">.then </text:span><text:span text:style-name="T2">faz executar a função </text:span><text:span text:style-name="T5">respostaDoServidor</text:span><text:span text:style-name="T2"> apenas quando nossos dados estiverem pronto. </text:span><text:span text:style-name="T4">Atenção: a função </text:span><text:span text:style-name="T6">respostaDoServidor </text:span><text:span text:style-name="T4">sempre tem que ter um parâmetro, pois é através desse parametro que usaremos os dados da API.</text:span></text:p>
      <text:p text:style-name="P8"><text:span text:style-name="T2">Ex:</text:span></text:p>
      <text:p text:style-name="P6"><text:span text:style-name="T2">function respostaDoServidor (personagem) { </text:span></text:p>
      <text:p text:style-name="P6"><text:span text:style-name="T2"><text:tab/>var elementoImagem = document.querySelector(".imagem-do-personagem"); </text:span></text:p>
      <text:p text:style-name="P6"><text:span text:style-name="T2"><text:tab/>var elementoNome = document.querySelector(".nome"); </text:span></text:p>
      <text:p text:style-name="P6"><text:span text:style-name="T2"><text:tab/>var elementoEspecie = document.querySelector(".especie");</text:span></text:p>
      <text:p text:style-name="P6"><text:span text:style-name="T2"/></text:p>
      <text:p text:style-name="P6"><text:span text:style-name="T2"><text:tab/>elementoImagem.src = personagem.data.image; <text:tab/>elementoNome.innerHTML = personagem.data.name; <text:tab/>elementoEspecie.innerHTML = personagem.data.species; }</text:span></text:p>
      <text:p text:style-name="P1"/>
      <text:p text:style-name="P9">Se fizermos um console.log(<text:span text:style-name="T16">personagem.data)</text:span> iremos ver todos os dados que capturamos.</text:p>
      <text:p text:style-name="P9"/>
      <text:p text:style-name="P9"><text:tab/><text:span text:style-name="T18">Até agora tratamos o caso quando pedimos um dado e a função retorna o dado com sucesso. Porém, as vezes pedimos um dado e não o recebemos. Nesse caso usaremos a propriedade</text:span><text:span text:style-name="T17"> catch</text:span><text:span text:style-name="T18"> que chamará uma função.</text:span></text:p>
      <text:p text:style-name="P10">promessa.then(tratarSucesso); </text:p>
      <text:p text:style-name="P10">promessa.catch(tratarErro); </text:p>
      <text:p text:style-name="P10"/>
      <text:p text:style-name="P11"><text:span text:style-name="T21"><text:tab/></text:span></text:p>
      <text:p text:style-name="P11"><text:soft-page-break/><text:span text:style-name="T5">function tratarErro(erro) { </text:span></text:p>
      <text:p text:style-name="P11"><text:span text:style-name="T5">console.log("Status code: " + erro.response.status); // Ex: 404 console.log("Mensagem de erro: " + erro.response.data); // Ex: Not Found </text:span></text:p>
      <text:p text:style-name="P11"><text:span text:style-name="T5">}</text:span></text:p>
      <text:p text:style-name="P10"/>
      <text:p text:style-name="P12"><text:span text:style-name="Source_20_Text"><text:span text:style-name="T7">O </text:span></text:span><text:span text:style-name="Source_20_Text"><text:span text:style-name="T8">get</text:span></text:span><text:span text:style-name="T8"> é usado quando nossa intenção com a requisição é </text:span><text:span text:style-name="Strong_20_Emphasis"><text:span text:style-name="T4">buscar dados</text:span></text:span><text:span text:style-name="T8"> do servidor . </text:span><text:span text:style-name="T7">J</text:span><text:span text:style-name="T2">á quando queremos enviar uma requisição com o propósito de </text:span><text:span text:style-name="Strong_20_Emphasis"><text:span text:style-name="T2">enviar dados</text:span></text:span><text:span text:style-name="T2"> pro servidor, devemos usar uma outra função do axios chamada </text:span><text:span text:style-name="Source_20_Text"><text:span text:style-name="T5">post.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6:08:07.048490974</meta:creation-date>
    <dc:date>2022-04-13T17:39:24.749203217</dc:date>
    <meta:editing-duration>PT59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71" meta:character-count="2041" meta:non-whitespace-character-count="1775"/>
  </office:meta>
</office:document-meta>
</file>